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A000000CBBD41E780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0.98cm" svg:height="3.516cm" svg:x="1.037cm" svg:y="0.945cm">
          <draw:image xlink:href="Pictures/200000020000023A000000CBBD41E780.eps" xlink:type="simple" xlink:show="embed" xlink:actuate="onLoad">
            <text:p/>
          </draw:image>
          <draw:glue-point draw:id="4" svg:x="2.128cm" svg:y="1.45cm"/>
          <draw:glue-point draw:id="5" svg:x="-3.861cm" svg:y="-1.666cm"/>
        </draw:frame>
        <draw:frame draw:style-name="gr2" draw:text-style-name="P2" draw:layer="layout" svg:width="1.2cm" svg:height="0.911cm" svg:x="0.189cm" svg:y="4.38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0.937cm" svg:height="0.911cm" svg:x="11.855cm" svg:y="4.32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layer="layout" svg:width="0.493cm" svg:height="0.469cm" svg:x="6.976cm" svg:y="3.4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85cm" svg:height="0.469cm" svg:x="12.096cm" svg:y="3.5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93cm" svg:height="0.469cm" svg:x="9.565cm" svg:y="0.4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85cm" svg:height="0.469cm" svg:x="2.99cm" svg:y="4.4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493cm" svg:height="0.469cm" svg:x="0.399cm" svg:y="1.38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93cm" svg:height="0.469cm" svg:x="5.576cm" svg:y="1.48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23cm" svg:height="0.529cm" svg:x="11.246cm" svg:y="2.56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722cm" svg:height="1.058cm" svg:x="7.409cm" svg:y="2.1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8.215cm" svg:y1="2.213cm" svg:x2="8.215cm" svg:y2="3.046cm">
          <text:p/>
        </draw:line>
        <draw:frame draw:style-name="gr3" draw:layer="layout" svg:width="0.908cm" svg:height="0.974cm" svg:x="8.997cm" svg:y="2.29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4" draw:text-style-name="P1" draw:layer="layout" svg:x1="8.455cm" svg:y1="4.066cm" svg:x2="7.622cm" svg:y2="4.066cm">
          <text:p/>
        </draw:line>
        <draw:frame draw:style-name="gr3" draw:layer="layout" svg:width="0.679cm" svg:height="0.529cm" svg:x="7.693cm" svg:y="4.14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679cm" svg:height="0.529cm" svg:x="1.213cm" svg:y="0.76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672cm" svg:height="0.529cm" svg:x="11.285cm" svg:y="4.03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0.679cm" svg:height="0.529cm" svg:x="8.77cm" svg:y="0.86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4" draw:text-style-name="P1" draw:layer="layout" svg:x1="1.886cm" svg:y1="1.403cm" svg:x2="1.053cm" svg:y2="1.403cm">
          <text:p/>
        </draw:line>
        <draw:line draw:style-name="gr4" draw:text-style-name="P1" draw:layer="layout" svg:x1="11.225cm" svg:y1="4.022cm" svg:x2="12.058cm" svg:y2="4.022cm">
          <text:p/>
        </draw:line>
        <draw:line draw:style-name="gr4" draw:text-style-name="P1" draw:layer="layout" svg:x1="9.51cm" svg:y1="0.962cm" svg:x2="9.51cm" svg:y2="1.572cm">
          <text:p/>
        </draw:line>
        <draw:frame draw:style-name="gr3" draw:layer="layout" svg:width="0.523cm" svg:height="0.529cm" svg:x="4.707cm" svg:y="2.24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696cm" svg:height="1.058cm" svg:x="0.928cm" svg:y="2.0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1" draw:layer="layout" svg:x1="1.683cm" svg:y1="2.978cm" svg:x2="1.683cm" svg:y2="2.145cm">
          <text:p/>
        </draw:line>
        <draw:frame draw:style-name="gr3" draw:layer="layout" svg:width="0.672cm" svg:height="0.529cm" svg:x="3.632cm" svg:y="3.99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4" draw:text-style-name="P1" draw:layer="layout" svg:x1="4.698cm" svg:y1="1.419cm" svg:x2="5.531cm" svg:y2="1.419cm">
          <text:p/>
        </draw:line>
        <draw:frame draw:style-name="gr3" draw:layer="layout" svg:width="0.679cm" svg:height="0.529cm" svg:x="4.747cm" svg:y="0.7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4" draw:text-style-name="P1" draw:layer="layout" svg:x1="3.553cm" svg:y1="4.46cm" svg:x2="3.553cm" svg:y2="3.841cm">
          <text:p/>
        </draw:line>
        <draw:frame draw:style-name="gr3" draw:layer="layout" svg:width="0.887cm" svg:height="0.974cm" svg:x="2.514cm" svg:y="2.03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xml:id="id1" draw:id="id1" draw:layer="layout" svg:width="0.891cm" svg:height="0.529cm" svg:x="9.507cm" svg:y="4.1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xml:id="id3" draw:id="id3" draw:layer="layout" svg:width="0.884cm" svg:height="0.529cm" svg:x="3.1cm" svg:y="0.97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4" draw:text-style-name="P1" draw:layer="layout" draw:type="curve" draw:line-skew="0cm -3.143cm -1.281cm" svg:x1="9.952cm" svg:y1="4.188cm" svg:x2="8.863cm" svg:y2="3.212cm" draw:start-shape="id1" draw:start-glue-point="0" draw:end-shape="id2" draw:end-glue-point="4" svg:d="m9952 4188c0-750-578-500-578-376s-511 486-511-600">
          <text:p/>
        </draw:connector>
        <draw:connector draw:style-name="gr4" draw:text-style-name="P1" draw:layer="layout" draw:type="curve" draw:line-skew="2.451cm 1.357cm" svg:x1="3.1cm" svg:y1="1.237cm" svg:x2="2.288cm" svg:y2="2.118cm" draw:start-shape="id3" draw:start-glue-point="3" draw:end-shape="id2" draw:end-glue-point="5" svg:d="m3100 1237c-168 0-140 283-301 385s-511 22-511 4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B</mi>
    <annotation encoding="StarMath 5.0">B</annotation>
  </semantics>
</math>
</file>

<file path=Object 10/content.xml><?xml version="1.0" encoding="utf-8"?>
<math xmlns="http://www.w3.org/1998/Math/MathML">
  <semantics>
    <msub>
      <mi>i</mi>
      <mi mathvariant="italic">BF</mi>
    </msub>
    <annotation encoding="StarMath 5.0">i_BF</annotation>
  </semantics>
</math>
</file>

<file path=Object 11/content.xml><?xml version="1.0" encoding="utf-8"?>
<math xmlns="http://www.w3.org/1998/Math/MathML">
  <semantics>
    <msub>
      <mi>i</mi>
      <mi mathvariant="italic">BR</mi>
    </msub>
    <annotation encoding="StarMath 5.0">i_BR</annotation>
  </semantics>
</math>
</file>

<file path=Object 12/content.xml><?xml version="1.0" encoding="utf-8"?>
<math xmlns="http://www.w3.org/1998/Math/MathML">
  <semantics>
    <msub>
      <mi>i</mi>
      <mi mathvariant="italic">CF</mi>
    </msub>
    <annotation encoding="StarMath 5.0">i_CF</annotation>
  </semantics>
</math>
</file>

<file path=Object 13/content.xml><?xml version="1.0" encoding="utf-8"?>
<math xmlns="http://www.w3.org/1998/Math/MathML">
  <semantics>
    <msub>
      <mi>i</mi>
      <mi mathvariant="italic">EF</mi>
    </msub>
    <annotation encoding="StarMath 5.0">i_EF</annotation>
  </semantics>
</math>
</file>

<file path=Object 15/content.xml><?xml version="1.0" encoding="utf-8"?>
<math xmlns="http://www.w3.org/1998/Math/MathML">
  <semantics>
    <msub>
      <mi>i</mi>
      <mi>R</mi>
    </msub>
    <annotation encoding="StarMath 5.0">i_R</annotation>
  </semantics>
</math>
</file>

<file path=Object 16/content.xml><?xml version="1.0" encoding="utf-8"?>
<math xmlns="http://www.w3.org/1998/Math/MathML">
  <semantics>
    <mfrac>
      <msub>
        <mi>i</mi>
        <mi>R</mi>
      </msub>
      <msub>
        <mo stretchy="false">β</mo>
        <mi>R</mi>
      </msub>
    </mfrac>
    <annotation encoding="StarMath 5.0">i_R over %beta_R</annotation>
  </semantics>
</math>
</file>

<file path=Object 17/content.xml><?xml version="1.0" encoding="utf-8"?>
<math xmlns="http://www.w3.org/1998/Math/MathML">
  <semantics>
    <msub>
      <mi>i</mi>
      <mi mathvariant="italic">CR</mi>
    </msub>
    <annotation encoding="StarMath 5.0">i_CR</annotation>
  </semantics>
</math>
</file>

<file path=Object 18/content.xml><?xml version="1.0" encoding="utf-8"?>
<math xmlns="http://www.w3.org/1998/Math/MathML">
  <semantics>
    <msub>
      <mi>i</mi>
      <mi mathvariant="italic">ER</mi>
    </msub>
    <annotation encoding="StarMath 5.0">i_ER</annotation>
  </semantics>
</math>
</file>

<file path=Object 19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β</mo>
          <mi>R</mi>
        </msub>
      </mfrac>
    </mfenced>
    <annotation encoding="StarMath 5.0">left (I_S over %beta_R right )</annotation>
  </semantics>
</math>
</file>

<file path=Object 2/content.xml><?xml version="1.0" encoding="utf-8"?>
<math xmlns="http://www.w3.org/1998/Math/MathML">
  <semantics>
    <mi>C</mi>
    <annotation encoding="StarMath 5.0">C</annotation>
  </semantics>
</math>
</file>

<file path=Object 20/content.xml><?xml version="1.0" encoding="utf-8"?>
<math xmlns="http://www.w3.org/1998/Math/MathML">
  <semantics>
    <msub>
      <mi>D</mi>
      <mi mathvariant="italic">EB</mi>
    </msub>
    <annotation encoding="StarMath 5.0">D_EB</annotation>
  </semantics>
</math>
</file>

<file path=Object 21/content.xml><?xml version="1.0" encoding="utf-8"?>
<math xmlns="http://www.w3.org/1998/Math/MathML">
  <semantics>
    <msub>
      <mi>D</mi>
      <mi mathvariant="italic">CB</mi>
    </msub>
    <annotation encoding="StarMath 5.0">D_CB</annotation>
  </semantics>
</math>
</file>

<file path=Object 3/content.xml><?xml version="1.0" encoding="utf-8"?>
<math xmlns="http://www.w3.org/1998/Math/MathML">
  <semantics>
    <mi>E</mi>
    <annotation encoding="StarMath 5.0">E</annotation>
  </semantics>
</math>
</file>

<file path=Object 4/content.xml><?xml version="1.0" encoding="utf-8"?>
<math xmlns="http://www.w3.org/1998/Math/MathML">
  <semantics>
    <mi>C</mi>
    <annotation encoding="StarMath 5.0">C</annotation>
  </semantics>
</math>
</file>

<file path=Object 5/content.xml><?xml version="1.0" encoding="utf-8"?>
<math xmlns="http://www.w3.org/1998/Math/MathML">
  <semantics>
    <mi>B</mi>
    <annotation encoding="StarMath 5.0">B</annotation>
  </semantics>
</math>
</file>

<file path=Object 6/content.xml><?xml version="1.0" encoding="utf-8"?>
<math xmlns="http://www.w3.org/1998/Math/MathML">
  <semantics>
    <mi>E</mi>
    <annotation encoding="StarMath 5.0">E</annotation>
  </semantics>
</math>
</file>

<file path=Object 7/content.xml><?xml version="1.0" encoding="utf-8"?>
<math xmlns="http://www.w3.org/1998/Math/MathML">
  <semantics>
    <msub>
      <mi>i</mi>
      <mi>F</mi>
    </msub>
    <annotation encoding="StarMath 5.0">i_F</annotation>
  </semantics>
</math>
</file>

<file path=Object 8/content.xml><?xml version="1.0" encoding="utf-8"?>
<math xmlns="http://www.w3.org/1998/Math/MathML">
  <semantics>
    <mfrac>
      <msub>
        <mi>i</mi>
        <mi>F</mi>
      </msub>
      <msub>
        <mo stretchy="false">β</mo>
        <mi>F</mi>
      </msub>
    </mfrac>
    <annotation encoding="StarMath 5.0">i_F over %beta_F</annotation>
  </semantics>
</math>
</file>

<file path=Object 9/content.xml><?xml version="1.0" encoding="utf-8"?>
<math xmlns="http://www.w3.org/1998/Math/MathML">
  <semantics>
    <mfenced open="(" close=")">
      <mfrac>
        <msub>
          <mi>I</mi>
          <mi>S</mi>
        </msub>
        <msub>
          <mo stretchy="false">β</mo>
          <mi>F</mi>
        </msub>
      </mfrac>
    </mfenced>
    <annotation encoding="StarMath 5.0">left (I_S over %beta_F right )</annotation>
  </semantics>
</math>
</file>